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5-11-19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5-08-29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5-07-29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5-07-01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5-05-29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5-04-23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5-03-10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5-02-24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5-01-22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4-12-26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4-11-21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4-10-25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4-10-01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4-08-23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4-07-2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4-06-21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4-06-03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4-04-30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4-03-29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4-02-2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4-01-31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3-12-14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3-11-16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3-11-03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3-09-25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3-08-25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3-07-24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3-06-27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3-05-23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3-04-17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3-03-21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3-02-28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3-01-25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2-12-21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2-11-29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2-10-2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2-09-13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2-07-27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2-06-24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2-05-27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2-04-20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2-03-29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2-02-23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2-01-2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1-12-20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1-11-05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1-10-0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1-09-20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1-08-26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1-07-22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1-06-2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1-04-22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1-03-25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1-02-24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1-01-29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0-12-15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0-11-19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0-10-27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0-09-29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0-08-27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0-07-29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0-06-24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0-05-27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0-04-29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0-03-24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0-02-26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20-01-28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9-12-20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9-11-26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9-10-31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9-09-30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9-08-30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9-08-01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9-06-27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9-05-31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9-04-25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9-04-02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9-02-28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9-01-31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8-12-03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8-10-31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8-09-27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8-08-3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8-07-31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8-06-2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8-05-31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8-04-30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8-03-28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8-02-2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8-01-29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7-12-22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7-11-29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7-10-26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7-09-29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7-08-29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7-07-25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7-06-29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7-05-30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7-04-26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7-03-3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7-02-28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7-01-25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6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6-11-29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6-11-01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6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6-08-25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6-07-21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6-06-24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6-05-25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6-04-21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6-03-25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6-02-19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6-01-28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6-01-07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5-12-15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5-11-18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5-10-22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5-09-30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5-08-27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5-07-30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5-07-23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5-06-26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5-05-27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5-04-29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5-04-02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5-02-25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5-01-2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4-12-16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4-11-25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4-10-23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4-09-29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4-08-26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4-07-24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4-06-26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4-05-28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4-04-24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4-03-27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4-02-25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4-01-20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3-12-30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3-11-29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3-10-31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3-10-22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3-08-30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3-07-30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3-07-03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3-05-29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3-04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3-03-28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3-03-01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3-01-29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3-01-04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2-11-30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2-10-25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2-09-28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2-08-30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2-07-18 1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2-06-20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2-05-31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2-04-24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2-03-29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2-02-28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2-01-31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1-12-20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1-11-2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1-10-25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1-09-20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1-08-23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1-07-27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1-06-24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1-05-13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1-04-25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1-03-30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1-03-02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1-01-2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0-12-21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0-11-22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0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0-09-15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0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0-06-24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0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0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0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0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10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9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9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9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9-05-29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9-04-23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9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8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8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8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8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8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8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7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7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7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7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7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6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6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6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6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5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5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5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5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5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5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5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5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4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4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4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4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4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4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4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4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3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3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2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2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2-02-25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1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1-11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1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1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1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1-01-0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0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0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0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0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0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0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2000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9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9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9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9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9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9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8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8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8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8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8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8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8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8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8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8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8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7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7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7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7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7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7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7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7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7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7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6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6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6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5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5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5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4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4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4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4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4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4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4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3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3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3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3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2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2-10-02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2-09-01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2-06-29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2-06-25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2-06-24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2-04-29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2-03-20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2-01-28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2-01-2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1-12-13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1-12-11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1-10-22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1-10-2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1-09-09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1-08-28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1-08-27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1-07-11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1-07-10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1-05-21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1-05-20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1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1-03-21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1-03-20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1-02-07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1-02-06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1-01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1-01-03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0-11-02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0-11-01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0-09-05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0-08-01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0-07-02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0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0-05-03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0-04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0-03-06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90-01-30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89-12-28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89-11-14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89-09-21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89-01-27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89-01-11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88-12-2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88-12-1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88-08-31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88-08-15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88-07-1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88-06-22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88-05-16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88-04-1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88-03-1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88-02-1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88-01-12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87-12-0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87-11-17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87-10-14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87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87-08-1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87-07-06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87-05-2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87-04-2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87-03-04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87-03-0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87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87-02-27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87-02-1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87-01-07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86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86-12-1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43076302901</text:p>
          </table:table-cell>
          <table:table-cell office:value-type="string" calcext:value-type="string">
            <text:p>CA Fc <text:s/>13</text:p>
          </table:table-cell>
          <table:table-cell office:value-type="string" calcext:value-type="string">
            <text:p>198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42" meta:object-count="0"/>
    <meta:user-defined meta:name="AppVersion">3.0</meta:user-defined>
  </office:meta>
</office:document-meta>
</file>